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net-with-all-average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office:value-type="string" calcext:value-type="string">
            <text:p>crossbar-connections-per-output / synapses per neuron</text:p>
          </table:table-cell>
          <table:table-cell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15129.3933" calcext:value-type="float">
            <text:p>15129.3933</text:p>
          </table:table-cell>
          <table:table-cell office:value-type="float" office:value="296092.0715" calcext:value-type="float">
            <text:p>296092.0715</text:p>
          </table:table-cell>
          <table:table-cell office:value-type="float" office:value="965.0399" calcext:value-type="float">
            <text:p>965.0399</text:p>
          </table:table-cell>
          <table:table-cell table:number-columns-repeated="8"/>
          <table:table-cell office:value-type="float" office:value="119.823137744486" calcext:value-type="float">
            <text:p>119.82313774448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105.2359" calcext:value-type="float">
            <text:p>105.2359</text:p>
          </table:table-cell>
          <table:table-cell office:value-type="float" office:value="784" calcext:value-type="float">
            <text:p>784</text:p>
          </table:table-cell>
          <table:table-cell table:formula="of:=[$layers.C2]" office:value-type="float" office:value="32" calcext:value-type="float">
            <text:p>32</text:p>
          </table:table-cell>
          <table:table-cell table:number-columns-repeated="6"/>
          <table:table-cell office:value-type="float" office:value="732.897959183673" calcext:value-type="float">
            <text:p>732.8979591836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:156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6.8195" calcext:value-type="float">
            <text:p>26.8195</text:p>
          </table:table-cell>
          <table:table-cell table:formula="of:=28*28" office:value-type="float" office:value="784" calcext:value-type="float">
            <text:p>784</text:p>
          </table:table-cell>
          <table:table-cell table:formula="of:=[$layers.C3]" office:value-type="float" office:value="1" calcext:value-type="float">
            <text:p>1</text:p>
          </table:table-cell>
          <table:table-cell table:formula="of:=[.F3]*[layers.B3]" office:value-type="float" office:value="784" calcext:value-type="float">
            <text:p>784</text:p>
          </table:table-cell>
          <table:table-cell table:formula="of:=[.K4]/[.H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layers.B3]*[.F3]*[.N3]/[.G3]" office:value-type="float" office:value="17956" calcext:value-type="float">
            <text:p>17956</text:p>
          </table:table-cell>
          <table:table-cell table:formula="of:=[.K4]/[.F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568:235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0103" calcext:value-type="float">
            <text:p>0.010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5]/[.F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352:313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.0996" calcext:value-type="float">
            <text:p>1.099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6]/[.F6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36:391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6.8641" calcext:value-type="float">
            <text:p>16.864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7]/[.F7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920:470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.1183" calcext:value-type="float">
            <text:p>4.11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8]/[.F8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4704:548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7.8061" calcext:value-type="float">
            <text:p>7.806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9]/[.F9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488:627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.413" calcext:value-type="float">
            <text:p>1.41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0]/[.F10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272:705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8.8384" calcext:value-type="float">
            <text:p>8.838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1]/[.F11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056:783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459" calcext:value-type="float">
            <text:p>0.45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2]/[.F12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0:862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4.0554" calcext:value-type="float">
            <text:p>24.055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3]/[.F13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24:940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1.9698" calcext:value-type="float">
            <text:p>11.969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4]/[.F1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9408:1019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30.0278" calcext:value-type="float">
            <text:p>30.027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5]/[.F1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0192:1097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1083" calcext:value-type="float">
            <text:p>0.10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6]/[.F16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0976:1175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9.205" calcext:value-type="float">
            <text:p>19.205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7]/[.F17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1760:1254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1.8749" calcext:value-type="float">
            <text:p>11.874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8]/[.F18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2544:1332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5.2269" calcext:value-type="float">
            <text:p>5.226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19]/[.F19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3328:1411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4.3089" calcext:value-type="float">
            <text:p>14.308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0]/[.F20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4112:1489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6316" calcext:value-type="float">
            <text:p>0.631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1]/[.F21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4896:1567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0303" calcext:value-type="float">
            <text:p>0.030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2]/[.F22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5680:1646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3.9736" calcext:value-type="float">
            <text:p>13.973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3]/[.F23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6464:1724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.3258" calcext:value-type="float">
            <text:p>1.325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4]/[.F2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7248:1803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1.9712" calcext:value-type="float">
            <text:p>11.971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5]/[.F2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8032:1881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30.7545" calcext:value-type="float">
            <text:p>30.7545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6]/[.F26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8816:1959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.3913" calcext:value-type="float">
            <text:p>4.391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7]/[.F27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9600:2038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7.0583" calcext:value-type="float">
            <text:p>17.05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8]/[.F28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0384:2116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7.9801" calcext:value-type="float">
            <text:p>17.980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29]/[.F29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1168:2195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5.1471" calcext:value-type="float">
            <text:p>5.147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0]/[.F30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1952:2273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.3233" calcext:value-type="float">
            <text:p>2.323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1]/[.F31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2736:2351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7.9894" calcext:value-type="float">
            <text:p>7.989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2]/[.F32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3520:2430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" calcext:value-type="float">
            <text:p>0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3]/[.F33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4304:2508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2.2232" calcext:value-type="float">
            <text:p>22.223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4]/[.F34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5088:2587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0.6543" calcext:value-type="float">
            <text:p>10.654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formula="of:=[.K35]/[.F35]" office:value-type="float" office:value="22.9030612244898" calcext:value-type="float">
            <text:p>22.90306122448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5872:26067]</text:p>
          </table:table-cell>
          <table:table-cell office:value-type="string" calcext:value-type="string">
            <text:p>convolution</text:p>
          </table:table-cell>
          <table:table-cell office:value-type="float" office:value="14.1375" calcext:value-type="float">
            <text:p>14.1375</text:p>
          </table:table-cell>
          <table:table-cell office:value-type="float" office:value="26.8195" calcext:value-type="float">
            <text:p>26.8195</text:p>
          </table:table-cell>
          <table:table-cell office:value-type="float" office:value="14.1375" calcext:value-type="float">
            <text:p>14.1375</text:p>
          </table:table-cell>
          <table:table-cell table:formula="of:=14*14" office:value-type="float" office:value="196" calcext:value-type="float">
            <text:p>196</text:p>
          </table:table-cell>
          <table:table-cell table:formula="of:=[$layers.C4]" office:value-type="float" office:value="48" calcext:value-type="float">
            <text:p>48</text:p>
          </table:table-cell>
          <table:table-cell table:formula="of:=[.F35]*[layers.B4]" office:value-type="float" office:value="784" calcext:value-type="float">
            <text:p>784</text:p>
          </table:table-cell>
          <table:table-cell table:formula="of:=[.K36]/[.H36]" office:value-type="float" office:value="1" calcext:value-type="float">
            <text:p>1</text:p>
          </table:table-cell>
          <table:table-cell table:formula="of:=[.E4]" office:value-type="float" office:value="26.8195" calcext:value-type="float">
            <text:p>26.8195</text:p>
          </table:table-cell>
          <table:table-cell table:formula="of:=[layers.B4]*[.F35]*[.N35]/[.G35]" office:value-type="float" office:value="784" calcext:value-type="float">
            <text:p>784</text:p>
          </table:table-cell>
          <table:table-cell table:formula="of:=[.K36]/[.F36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068:26263]</text:p>
          </table:table-cell>
          <table:table-cell office:value-type="string" calcext:value-type="string">
            <text:p>convolution</text:p>
          </table:table-cell>
          <table:table-cell table:number-columns-repeated="3" office:value-type="float" office:value="0.0103" calcext:value-type="float">
            <text:p>0.01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5]" office:value-type="float" office:value="0.0103" calcext:value-type="float">
            <text:p>0.010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37]/[.F37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264:26459]</text:p>
          </table:table-cell>
          <table:table-cell office:value-type="string" calcext:value-type="string">
            <text:p>convolution</text:p>
          </table:table-cell>
          <table:table-cell office:value-type="float" office:value="0.9065" calcext:value-type="float">
            <text:p>0.9065</text:p>
          </table:table-cell>
          <table:table-cell office:value-type="float" office:value="1.0996" calcext:value-type="float">
            <text:p>1.0996</text:p>
          </table:table-cell>
          <table:table-cell office:value-type="float" office:value="0.9065" calcext:value-type="float">
            <text:p>0.906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6]" office:value-type="float" office:value="1.0996" calcext:value-type="float">
            <text:p>1.0996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38]/[.F38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460:26655]</text:p>
          </table:table-cell>
          <table:table-cell office:value-type="string" calcext:value-type="string">
            <text:p>convolution</text:p>
          </table:table-cell>
          <table:table-cell office:value-type="float" office:value="9.4005" calcext:value-type="float">
            <text:p>9.4005</text:p>
          </table:table-cell>
          <table:table-cell office:value-type="float" office:value="16.8641" calcext:value-type="float">
            <text:p>16.8641</text:p>
          </table:table-cell>
          <table:table-cell office:value-type="float" office:value="9.4005" calcext:value-type="float">
            <text:p>9.400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7]" office:value-type="float" office:value="16.8641" calcext:value-type="float">
            <text:p>16.8641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39]/[.F39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656:26851]</text:p>
          </table:table-cell>
          <table:table-cell office:value-type="string" calcext:value-type="string">
            <text:p>convolution</text:p>
          </table:table-cell>
          <table:table-cell office:value-type="float" office:value="3.4153" calcext:value-type="float">
            <text:p>3.4153</text:p>
          </table:table-cell>
          <table:table-cell office:value-type="float" office:value="4.1183" calcext:value-type="float">
            <text:p>4.1183</text:p>
          </table:table-cell>
          <table:table-cell office:value-type="float" office:value="3.4153" calcext:value-type="float">
            <text:p>3.415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8]" office:value-type="float" office:value="4.1183" calcext:value-type="float">
            <text:p>4.118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0]/[.F40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852:27047]</text:p>
          </table:table-cell>
          <table:table-cell office:value-type="string" calcext:value-type="string">
            <text:p>convolution</text:p>
          </table:table-cell>
          <table:table-cell office:value-type="float" office:value="5.767" calcext:value-type="float">
            <text:p>5.767</text:p>
          </table:table-cell>
          <table:table-cell office:value-type="float" office:value="7.8061" calcext:value-type="float">
            <text:p>7.8061</text:p>
          </table:table-cell>
          <table:table-cell office:value-type="float" office:value="5.767" calcext:value-type="float">
            <text:p>5.76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9]" office:value-type="float" office:value="7.8061" calcext:value-type="float">
            <text:p>7.8061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1]/[.F41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048:27243]</text:p>
          </table:table-cell>
          <table:table-cell office:value-type="string" calcext:value-type="string">
            <text:p>convolution</text:p>
          </table:table-cell>
          <table:table-cell office:value-type="float" office:value="1.3218" calcext:value-type="float">
            <text:p>1.3218</text:p>
          </table:table-cell>
          <table:table-cell office:value-type="float" office:value="1.413" calcext:value-type="float">
            <text:p>1.413</text:p>
          </table:table-cell>
          <table:table-cell office:value-type="float" office:value="1.3218" calcext:value-type="float">
            <text:p>1.321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0]" office:value-type="float" office:value="1.413" calcext:value-type="float">
            <text:p>1.41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2]/[.F42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244:27439]</text:p>
          </table:table-cell>
          <table:table-cell office:value-type="string" calcext:value-type="string">
            <text:p>convolution</text:p>
          </table:table-cell>
          <table:table-cell office:value-type="float" office:value="6.0227" calcext:value-type="float">
            <text:p>6.0227</text:p>
          </table:table-cell>
          <table:table-cell office:value-type="float" office:value="8.8384" calcext:value-type="float">
            <text:p>8.8384</text:p>
          </table:table-cell>
          <table:table-cell office:value-type="float" office:value="6.0227" calcext:value-type="float">
            <text:p>6.022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1]" office:value-type="float" office:value="8.8384" calcext:value-type="float">
            <text:p>8.8384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3]/[.F43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440:27635]</text:p>
          </table:table-cell>
          <table:table-cell office:value-type="string" calcext:value-type="string">
            <text:p>convolution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25" calcext:value-type="float">
            <text:p>0.432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2]" office:value-type="float" office:value="0.459" calcext:value-type="float">
            <text:p>0.459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4]/[.F44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636:27831]</text:p>
          </table:table-cell>
          <table:table-cell office:value-type="string" calcext:value-type="string">
            <text:p>convolution</text:p>
          </table:table-cell>
          <table:table-cell office:value-type="float" office:value="12.1075" calcext:value-type="float">
            <text:p>12.1075</text:p>
          </table:table-cell>
          <table:table-cell office:value-type="float" office:value="24.0554" calcext:value-type="float">
            <text:p>24.0554</text:p>
          </table:table-cell>
          <table:table-cell office:value-type="float" office:value="12.1075" calcext:value-type="float">
            <text:p>12.107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3]" office:value-type="float" office:value="24.0554" calcext:value-type="float">
            <text:p>24.0554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5]/[.F45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832:28027]</text:p>
          </table:table-cell>
          <table:table-cell office:value-type="string" calcext:value-type="string">
            <text:p>convolution</text:p>
          </table:table-cell>
          <table:table-cell office:value-type="float" office:value="7.3025" calcext:value-type="float">
            <text:p>7.3025</text:p>
          </table:table-cell>
          <table:table-cell office:value-type="float" office:value="11.9698" calcext:value-type="float">
            <text:p>11.9698</text:p>
          </table:table-cell>
          <table:table-cell office:value-type="float" office:value="7.3025" calcext:value-type="float">
            <text:p>7.302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4]" office:value-type="float" office:value="11.9698" calcext:value-type="float">
            <text:p>11.9698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6]/[.F46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028:28223]</text:p>
          </table:table-cell>
          <table:table-cell office:value-type="string" calcext:value-type="string">
            <text:p>convolution</text:p>
          </table:table-cell>
          <table:table-cell office:value-type="float" office:value="15.2825" calcext:value-type="float">
            <text:p>15.2825</text:p>
          </table:table-cell>
          <table:table-cell office:value-type="float" office:value="30.0278" calcext:value-type="float">
            <text:p>30.0278</text:p>
          </table:table-cell>
          <table:table-cell office:value-type="float" office:value="15.2825" calcext:value-type="float">
            <text:p>15.282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5]" office:value-type="float" office:value="30.0278" calcext:value-type="float">
            <text:p>30.0278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7]/[.F47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224:28419]</text:p>
          </table:table-cell>
          <table:table-cell office:value-type="string" calcext:value-type="string">
            <text:p>convolution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103" calcext:value-type="float">
            <text:p>0.1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6]" office:value-type="float" office:value="0.1083" calcext:value-type="float">
            <text:p>0.108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8]/[.F48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420:28615]</text:p>
          </table:table-cell>
          <table:table-cell office:value-type="string" calcext:value-type="string">
            <text:p>convolution</text:p>
          </table:table-cell>
          <table:table-cell office:value-type="float" office:value="10.6699" calcext:value-type="float">
            <text:p>10.6699</text:p>
          </table:table-cell>
          <table:table-cell office:value-type="float" office:value="19.205" calcext:value-type="float">
            <text:p>19.205</text:p>
          </table:table-cell>
          <table:table-cell office:value-type="float" office:value="10.6699" calcext:value-type="float">
            <text:p>10.669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7]" office:value-type="float" office:value="19.205" calcext:value-type="float">
            <text:p>19.205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49]/[.F49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616:28811]</text:p>
          </table:table-cell>
          <table:table-cell office:value-type="string" calcext:value-type="string">
            <text:p>convolution</text:p>
          </table:table-cell>
          <table:table-cell office:value-type="float" office:value="8.2066" calcext:value-type="float">
            <text:p>8.2066</text:p>
          </table:table-cell>
          <table:table-cell office:value-type="float" office:value="11.8749" calcext:value-type="float">
            <text:p>11.8749</text:p>
          </table:table-cell>
          <table:table-cell office:value-type="float" office:value="8.2066" calcext:value-type="float">
            <text:p>8.206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8]" office:value-type="float" office:value="11.8749" calcext:value-type="float">
            <text:p>11.8749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0]/[.F50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812:29007]</text:p>
          </table:table-cell>
          <table:table-cell office:value-type="string" calcext:value-type="string">
            <text:p>convolution</text:p>
          </table:table-cell>
          <table:table-cell office:value-type="float" office:value="3.8327" calcext:value-type="float">
            <text:p>3.8327</text:p>
          </table:table-cell>
          <table:table-cell office:value-type="float" office:value="5.2269" calcext:value-type="float">
            <text:p>5.2269</text:p>
          </table:table-cell>
          <table:table-cell office:value-type="float" office:value="3.8327" calcext:value-type="float">
            <text:p>3.832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9]" office:value-type="float" office:value="5.2269" calcext:value-type="float">
            <text:p>5.2269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1]/[.F51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008:29203]</text:p>
          </table:table-cell>
          <table:table-cell office:value-type="string" calcext:value-type="string">
            <text:p>convolution</text:p>
          </table:table-cell>
          <table:table-cell office:value-type="float" office:value="9.9049" calcext:value-type="float">
            <text:p>9.9049</text:p>
          </table:table-cell>
          <table:table-cell office:value-type="float" office:value="14.3089" calcext:value-type="float">
            <text:p>14.3089</text:p>
          </table:table-cell>
          <table:table-cell office:value-type="float" office:value="9.9049" calcext:value-type="float">
            <text:p>9.904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0]" office:value-type="float" office:value="14.3089" calcext:value-type="float">
            <text:p>14.3089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2]/[.F52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204:29399]</text:p>
          </table:table-cell>
          <table:table-cell office:value-type="string" calcext:value-type="string">
            <text:p>convolution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5747" calcext:value-type="float">
            <text:p>0.574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1]" office:value-type="float" office:value="0.6316" calcext:value-type="float">
            <text:p>0.6316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3]/[.F53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400:29595]</text:p>
          </table:table-cell>
          <table:table-cell office:value-type="string" calcext:value-type="string">
            <text:p>convolution</text:p>
          </table:table-cell>
          <table:table-cell table:number-columns-repeated="3" office:value-type="float" office:value="0.0303" calcext:value-type="float">
            <text:p>0.03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2]" office:value-type="float" office:value="0.0303" calcext:value-type="float">
            <text:p>0.030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4]/[.F54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596:29791]</text:p>
          </table:table-cell>
          <table:table-cell office:value-type="string" calcext:value-type="string">
            <text:p>convolution</text:p>
          </table:table-cell>
          <table:table-cell office:value-type="float" office:value="9.3518" calcext:value-type="float">
            <text:p>9.3518</text:p>
          </table:table-cell>
          <table:table-cell office:value-type="float" office:value="13.9736" calcext:value-type="float">
            <text:p>13.9736</text:p>
          </table:table-cell>
          <table:table-cell office:value-type="float" office:value="9.3518" calcext:value-type="float">
            <text:p>9.351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3]" office:value-type="float" office:value="13.9736" calcext:value-type="float">
            <text:p>13.9736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5]/[.F55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792:29987]</text:p>
          </table:table-cell>
          <table:table-cell office:value-type="string" calcext:value-type="string">
            <text:p>convolution</text:p>
          </table:table-cell>
          <table:table-cell office:value-type="float" office:value="1.1638" calcext:value-type="float">
            <text:p>1.1638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1638" calcext:value-type="float">
            <text:p>1.163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4]" office:value-type="float" office:value="1.3258" calcext:value-type="float">
            <text:p>1.3258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6]/[.F56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988:30183]</text:p>
          </table:table-cell>
          <table:table-cell office:value-type="string" calcext:value-type="string">
            <text:p>convolution</text:p>
          </table:table-cell>
          <table:table-cell office:value-type="float" office:value="7.3235" calcext:value-type="float">
            <text:p>7.3235</text:p>
          </table:table-cell>
          <table:table-cell office:value-type="float" office:value="11.9712" calcext:value-type="float">
            <text:p>11.9712</text:p>
          </table:table-cell>
          <table:table-cell office:value-type="float" office:value="7.3235" calcext:value-type="float">
            <text:p>7.323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5]" office:value-type="float" office:value="11.9712" calcext:value-type="float">
            <text:p>11.9712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7]/[.F57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184:30379]</text:p>
          </table:table-cell>
          <table:table-cell office:value-type="string" calcext:value-type="string">
            <text:p>convolution</text:p>
          </table:table-cell>
          <table:table-cell office:value-type="float" office:value="17.3537" calcext:value-type="float">
            <text:p>17.3537</text:p>
          </table:table-cell>
          <table:table-cell office:value-type="float" office:value="30.7545" calcext:value-type="float">
            <text:p>30.7545</text:p>
          </table:table-cell>
          <table:table-cell office:value-type="float" office:value="17.3537" calcext:value-type="float">
            <text:p>17.353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6]" office:value-type="float" office:value="30.7545" calcext:value-type="float">
            <text:p>30.7545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8]/[.F58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380:30575]</text:p>
          </table:table-cell>
          <table:table-cell office:value-type="string" calcext:value-type="string">
            <text:p>convolution</text:p>
          </table:table-cell>
          <table:table-cell office:value-type="float" office:value="3.2336" calcext:value-type="float">
            <text:p>3.2336</text:p>
          </table:table-cell>
          <table:table-cell office:value-type="float" office:value="4.3913" calcext:value-type="float">
            <text:p>4.3913</text:p>
          </table:table-cell>
          <table:table-cell office:value-type="float" office:value="3.2336" calcext:value-type="float">
            <text:p>3.233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7]" office:value-type="float" office:value="4.3913" calcext:value-type="float">
            <text:p>4.391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59]/[.F59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576:30771]</text:p>
          </table:table-cell>
          <table:table-cell office:value-type="string" calcext:value-type="string">
            <text:p>convolution</text:p>
          </table:table-cell>
          <table:table-cell office:value-type="float" office:value="10.2755" calcext:value-type="float">
            <text:p>10.2755</text:p>
          </table:table-cell>
          <table:table-cell office:value-type="float" office:value="17.0583" calcext:value-type="float">
            <text:p>17.0583</text:p>
          </table:table-cell>
          <table:table-cell office:value-type="float" office:value="10.2755" calcext:value-type="float">
            <text:p>10.275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8]" office:value-type="float" office:value="17.0583" calcext:value-type="float">
            <text:p>17.058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0]/[.F60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772:30967]</text:p>
          </table:table-cell>
          <table:table-cell office:value-type="string" calcext:value-type="string">
            <text:p>convolution</text:p>
          </table:table-cell>
          <table:table-cell office:value-type="float" office:value="10.8318" calcext:value-type="float">
            <text:p>10.8318</text:p>
          </table:table-cell>
          <table:table-cell office:value-type="float" office:value="17.9801" calcext:value-type="float">
            <text:p>17.9801</text:p>
          </table:table-cell>
          <table:table-cell office:value-type="float" office:value="10.8318" calcext:value-type="float">
            <text:p>10.831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9]" office:value-type="float" office:value="17.9801" calcext:value-type="float">
            <text:p>17.9801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1]/[.F61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968:31163]</text:p>
          </table:table-cell>
          <table:table-cell office:value-type="string" calcext:value-type="string">
            <text:p>convolution</text:p>
          </table:table-cell>
          <table:table-cell office:value-type="float" office:value="4.0271" calcext:value-type="float">
            <text:p>4.0271</text:p>
          </table:table-cell>
          <table:table-cell office:value-type="float" office:value="5.1471" calcext:value-type="float">
            <text:p>5.1471</text:p>
          </table:table-cell>
          <table:table-cell office:value-type="float" office:value="4.0271" calcext:value-type="float">
            <text:p>4.0271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0]" office:value-type="float" office:value="5.1471" calcext:value-type="float">
            <text:p>5.1471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2]/[.F62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164:31359]</text:p>
          </table:table-cell>
          <table:table-cell office:value-type="string" calcext:value-type="string">
            <text:p>convolution</text:p>
          </table:table-cell>
          <table:table-cell office:value-type="float" office:value="1.9447" calcext:value-type="float">
            <text:p>1.9447</text:p>
          </table:table-cell>
          <table:table-cell office:value-type="float" office:value="2.3233" calcext:value-type="float">
            <text:p>2.3233</text:p>
          </table:table-cell>
          <table:table-cell office:value-type="float" office:value="1.9447" calcext:value-type="float">
            <text:p>1.944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1]" office:value-type="float" office:value="2.3233" calcext:value-type="float">
            <text:p>2.323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3]/[.F63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360:31555]</text:p>
          </table:table-cell>
          <table:table-cell office:value-type="string" calcext:value-type="string">
            <text:p>convolution</text:p>
          </table:table-cell>
          <table:table-cell office:value-type="float" office:value="5.5314" calcext:value-type="float">
            <text:p>5.5314</text:p>
          </table:table-cell>
          <table:table-cell office:value-type="float" office:value="7.9894" calcext:value-type="float">
            <text:p>7.9894</text:p>
          </table:table-cell>
          <table:table-cell office:value-type="float" office:value="5.5314" calcext:value-type="float">
            <text:p>5.5314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2]" office:value-type="float" office:value="7.9894" calcext:value-type="float">
            <text:p>7.9894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4]/[.F64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556:31751]</text:p>
          </table:table-cell>
          <table:table-cell office:value-type="string" calcext:value-type="string">
            <text:p>convoluti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3]" office:value-type="float" office:value="0" calcext:value-type="float">
            <text:p>0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5]/[.F65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752:31947]</text:p>
          </table:table-cell>
          <table:table-cell office:value-type="string" calcext:value-type="string">
            <text:p>convolution</text:p>
          </table:table-cell>
          <table:table-cell office:value-type="float" office:value="11.1239" calcext:value-type="float">
            <text:p>11.1239</text:p>
          </table:table-cell>
          <table:table-cell office:value-type="float" office:value="22.2232" calcext:value-type="float">
            <text:p>22.2232</text:p>
          </table:table-cell>
          <table:table-cell office:value-type="float" office:value="11.1239" calcext:value-type="float">
            <text:p>11.123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4]" office:value-type="float" office:value="22.2232" calcext:value-type="float">
            <text:p>22.2232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6]/[.F66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948:32143]</text:p>
          </table:table-cell>
          <table:table-cell office:value-type="string" calcext:value-type="string">
            <text:p>convolution</text:p>
          </table:table-cell>
          <table:table-cell office:value-type="float" office:value="6.8848" calcext:value-type="float">
            <text:p>6.8848</text:p>
          </table:table-cell>
          <table:table-cell office:value-type="float" office:value="10.6543" calcext:value-type="float">
            <text:p>10.6543</text:p>
          </table:table-cell>
          <table:table-cell office:value-type="float" office:value="6.8848" calcext:value-type="float">
            <text:p>6.884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5]" office:value-type="float" office:value="10.6543" calcext:value-type="float">
            <text:p>10.6543</text:p>
          </table:table-cell>
          <table:table-cell table:formula="of:=[.K$36]" office:value-type="float" office:value="784" calcext:value-type="float">
            <text:p>784</text:p>
          </table:table-cell>
          <table:table-cell table:formula="of:=[.K67]/[.F67]" office:value-type="float" office:value="4" calcext:value-type="float">
            <text:p>4</text:p>
          </table:table-cell>
          <table:table-cell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144:32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5.3448" calcext:value-type="float">
            <text:p>5.3448</text:p>
          </table:table-cell>
          <table:table-cell table:formula="of:=10*10" office:value-type="float" office:value="100" calcext:value-type="float">
            <text:p>100</text:p>
          </table:table-cell>
          <table:table-cell table:formula="of:=[$layers.C5]" office:value-type="float" office:value="1" calcext:value-type="float">
            <text:p>1</text:p>
          </table:table-cell>
          <table:table-cell table:formula="of:=[layers.B5]*[.F67]" office:value-type="float" office:value="6272" calcext:value-type="float">
            <text:p>6272</text:p>
          </table:table-cell>
          <table:table-cell table:formula="of:=[.K68]/[.H68]" office:value-type="float" office:value="12.7551020408163" calcext:value-type="float">
            <text:p>12.7551020408163</text:p>
          </table:table-cell>
          <table:table-cell table:formula="of:=SUM([.E$36:.E67])" office:value-type="float" office:value="198.4743" calcext:value-type="float">
            <text:p>198.4743</text:p>
          </table:table-cell>
          <table:table-cell table:formula="of:=[layers.B5]*[.F67]*[.N67]/[.G67]" office:value-type="float" office:value="80000" calcext:value-type="float">
            <text:p>80000</text:p>
          </table:table-cell>
          <table:table-cell table:formula="of:=[.K68]/[.F68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244:32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8728" calcext:value-type="float">
            <text:p>4.872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69]/[.F69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344:32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4858" calcext:value-type="float">
            <text:p>1.485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0]/[.F70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444:32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4923" calcext:value-type="float">
            <text:p>3.492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1]/[.F71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544:32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3998" calcext:value-type="float">
            <text:p>3.399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2]/[.F72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644:32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2086" calcext:value-type="float">
            <text:p>3.208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3]/[.F73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744:32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6.6714" calcext:value-type="float">
            <text:p>6.671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4]/[.F74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844:32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036" calcext:value-type="float">
            <text:p>1.03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5]/[.F75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944:33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5384" calcext:value-type="float">
            <text:p>3.538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6]/[.F76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044:33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0.2785" calcext:value-type="float">
            <text:p>0.278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7]/[.F77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144:33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0759" calcext:value-type="float">
            <text:p>2.07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8]/[.F78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244:33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7384" calcext:value-type="float">
            <text:p>2.738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79]/[.F79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344:33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3179" calcext:value-type="float">
            <text:p>1.317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0]/[.F80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444:33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0136" calcext:value-type="float">
            <text:p>2.013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1]/[.F81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544:33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2568" calcext:value-type="float">
            <text:p>3.256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2]/[.F82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644:33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8488" calcext:value-type="float">
            <text:p>2.848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3]/[.F83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744:33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5.5195" calcext:value-type="float">
            <text:p>5.519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4]/[.F84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844:33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6006" calcext:value-type="float">
            <text:p>1.600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5]/[.F85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944:34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1223" calcext:value-type="float">
            <text:p>1.122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6]/[.F86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044:34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0159" calcext:value-type="float">
            <text:p>2.01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7]/[.F87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144:34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993" calcext:value-type="float">
            <text:p>3.999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8]/[.F88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244:34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667" calcext:value-type="float">
            <text:p>3.966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89]/[.F89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344:34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4493" calcext:value-type="float">
            <text:p>3.449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0]/[.F90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444:34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8312" calcext:value-type="float">
            <text:p>2.831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1]/[.F91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544:34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747" calcext:value-type="float">
            <text:p>3.74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2]/[.F92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644:34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9718" calcext:value-type="float">
            <text:p>2.971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3]/[.F93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744:34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342" calcext:value-type="float">
            <text:p>4.34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4]/[.F94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844:34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5559" calcext:value-type="float">
            <text:p>1.55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5]/[.F95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944:35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5208" calcext:value-type="float">
            <text:p>3.520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6]/[.F96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044:35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661" calcext:value-type="float">
            <text:p>3.966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7]/[.F97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144:35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7.3893" calcext:value-type="float">
            <text:p>7.389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8]/[.F98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244:35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8723" calcext:value-type="float">
            <text:p>3.872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99]/[.F99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344:35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1805" calcext:value-type="float">
            <text:p>4.180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0]/[.F100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444:35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2171" calcext:value-type="float">
            <text:p>2.217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1]/[.F101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544:35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6594" calcext:value-type="float">
            <text:p>2.659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2]/[.F102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644:35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2404" calcext:value-type="float">
            <text:p>2.240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3]/[.F103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744:35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5.8245" calcext:value-type="float">
            <text:p>5.824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4]/[.F104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844:35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6.2957" calcext:value-type="float">
            <text:p>6.295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5]/[.F105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944:36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3347" calcext:value-type="float">
            <text:p>4.334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6]/[.F106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044:36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175" calcext:value-type="float">
            <text:p>2.17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7]/[.F107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144:36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9242" calcext:value-type="float">
            <text:p>2.924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8]/[.F108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244:36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5615" calcext:value-type="float">
            <text:p>3.561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09]/[.F109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344:36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3786" calcext:value-type="float">
            <text:p>2.378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0]/[.F110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444:36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0633" calcext:value-type="float">
            <text:p>4.063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1]/[.F111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544:36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661" calcext:value-type="float">
            <text:p>3.66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2]/[.F112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644:36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365" calcext:value-type="float">
            <text:p>3.936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3]/[.F113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744:36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8534" calcext:value-type="float">
            <text:p>3.853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4]/[.F114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844:36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1095" calcext:value-type="float">
            <text:p>2.109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formula="of:=[.K115]/[.F115]" office:value-type="float" office:value="800.000000000001" calcext:value-type="float">
            <text:p>800.00000000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944:36968]</text:p>
          </table:table-cell>
          <table:table-cell office:value-type="string" calcext:value-type="string">
            <text:p>convolution</text:p>
          </table:table-cell>
          <table:table-cell office:value-type="float" office:value="3.7689" calcext:value-type="float">
            <text:p>3.7689</text:p>
          </table:table-cell>
          <table:table-cell office:value-type="float" office:value="5.3448" calcext:value-type="float">
            <text:p>5.3448</text:p>
          </table:table-cell>
          <table:table-cell office:value-type="float" office:value="3.7689" calcext:value-type="float">
            <text:p>3.7689</text:p>
          </table:table-cell>
          <table:table-cell office:value-type="float" office:value="25" calcext:value-type="float">
            <text:p>25</text:p>
          </table:table-cell>
          <table:table-cell table:formula="of:=[$layers.C6]" office:value-type="float" office:value="1" calcext:value-type="float">
            <text:p>1</text:p>
          </table:table-cell>
          <table:table-cell table:formula="of:=[.F115]*[layers.B6]" office:value-type="float" office:value="100" calcext:value-type="float">
            <text:p>100</text:p>
          </table:table-cell>
          <table:table-cell table:formula="of:=[.K116]/[.H116]" office:value-type="float" office:value="1" calcext:value-type="float">
            <text:p>1</text:p>
          </table:table-cell>
          <table:table-cell table:formula="of:=[.E84]" office:value-type="float" office:value="5.5195" calcext:value-type="float">
            <text:p>5.5195</text:p>
          </table:table-cell>
          <table:table-cell table:formula="of:=[layers.B6]*[.F115]*[.N115]/[.G115]" office:value-type="float" office:value="100" calcext:value-type="float">
            <text:p>100</text:p>
          </table:table-cell>
          <table:table-cell table:formula="of:=[.K116]/[.F11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969:36993]</text:p>
          </table:table-cell>
          <table:table-cell office:value-type="string" calcext:value-type="string">
            <text:p>convolution</text:p>
          </table:table-cell>
          <table:table-cell office:value-type="float" office:value="3.7525" calcext:value-type="float">
            <text:p>3.7525</text:p>
          </table:table-cell>
          <table:table-cell office:value-type="float" office:value="4.8728" calcext:value-type="float">
            <text:p>4.8728</text:p>
          </table:table-cell>
          <table:table-cell office:value-type="float" office:value="3.7525" calcext:value-type="float">
            <text:p>3.752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5]" office:value-type="float" office:value="1.6006" calcext:value-type="float">
            <text:p>1.6006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17]/[.F11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994:37018]</text:p>
          </table:table-cell>
          <table:table-cell office:value-type="string" calcext:value-type="string">
            <text:p>convolution</text:p>
          </table:table-cell>
          <table:table-cell office:value-type="float" office:value="1.0904" calcext:value-type="float">
            <text:p>1.0904</text:p>
          </table:table-cell>
          <table:table-cell office:value-type="float" office:value="1.4858" calcext:value-type="float">
            <text:p>1.4858</text:p>
          </table:table-cell>
          <table:table-cell office:value-type="float" office:value="1.0904" calcext:value-type="float">
            <text:p>1.090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6]" office:value-type="float" office:value="1.1223" calcext:value-type="float">
            <text:p>1.122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18]/[.F11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019:37043]</text:p>
          </table:table-cell>
          <table:table-cell office:value-type="string" calcext:value-type="string">
            <text:p>convolution</text:p>
          </table:table-cell>
          <table:table-cell office:value-type="float" office:value="2.58" calcext:value-type="float">
            <text:p>2.58</text:p>
          </table:table-cell>
          <table:table-cell office:value-type="float" office:value="3.4923" calcext:value-type="float">
            <text:p>3.4923</text:p>
          </table:table-cell>
          <table:table-cell office:value-type="float" office:value="2.58" calcext:value-type="float">
            <text:p>2.5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7]" office:value-type="float" office:value="2.0159" calcext:value-type="float">
            <text:p>2.0159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19]/[.F11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044:37068]</text:p>
          </table:table-cell>
          <table:table-cell office:value-type="string" calcext:value-type="string">
            <text:p>convolution</text:p>
          </table:table-cell>
          <table:table-cell office:value-type="float" office:value="2.5509" calcext:value-type="float">
            <text:p>2.5509</text:p>
          </table:table-cell>
          <table:table-cell office:value-type="float" office:value="3.3998" calcext:value-type="float">
            <text:p>3.3998</text:p>
          </table:table-cell>
          <table:table-cell office:value-type="float" office:value="2.5509" calcext:value-type="float">
            <text:p>2.5509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8]" office:value-type="float" office:value="3.9993" calcext:value-type="float">
            <text:p>3.999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0]/[.F12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069:37093]</text:p>
          </table:table-cell>
          <table:table-cell office:value-type="string" calcext:value-type="string">
            <text:p>convolution</text:p>
          </table:table-cell>
          <table:table-cell office:value-type="float" office:value="2.3403" calcext:value-type="float">
            <text:p>2.3403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3403" calcext:value-type="float">
            <text:p>2.340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9]" office:value-type="float" office:value="3.9667" calcext:value-type="float">
            <text:p>3.966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1]/[.F12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094:37118]</text:p>
          </table:table-cell>
          <table:table-cell office:value-type="string" calcext:value-type="string">
            <text:p>convolution</text:p>
          </table:table-cell>
          <table:table-cell office:value-type="float" office:value="4.3887" calcext:value-type="float">
            <text:p>4.3887</text:p>
          </table:table-cell>
          <table:table-cell office:value-type="float" office:value="6.6714" calcext:value-type="float">
            <text:p>6.6714</text:p>
          </table:table-cell>
          <table:table-cell office:value-type="float" office:value="4.3887" calcext:value-type="float">
            <text:p>4.388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0]" office:value-type="float" office:value="3.4493" calcext:value-type="float">
            <text:p>3.449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2]/[.F12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119:37143]</text:p>
          </table:table-cell>
          <table:table-cell office:value-type="string" calcext:value-type="string">
            <text:p>convolution</text:p>
          </table:table-cell>
          <table:table-cell office:value-type="float" office:value="0.9361" calcext:value-type="float">
            <text:p>0.9361</text:p>
          </table:table-cell>
          <table:table-cell office:value-type="float" office:value="1.036" calcext:value-type="float">
            <text:p>1.036</text:p>
          </table:table-cell>
          <table:table-cell office:value-type="float" office:value="0.9361" calcext:value-type="float">
            <text:p>0.936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1]" office:value-type="float" office:value="2.8312" calcext:value-type="float">
            <text:p>2.831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3]/[.F12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144:37168]</text:p>
          </table:table-cell>
          <table:table-cell office:value-type="string" calcext:value-type="string">
            <text:p>convolution</text:p>
          </table:table-cell>
          <table:table-cell office:value-type="float" office:value="2.6094" calcext:value-type="float">
            <text:p>2.6094</text:p>
          </table:table-cell>
          <table:table-cell office:value-type="float" office:value="3.5384" calcext:value-type="float">
            <text:p>3.5384</text:p>
          </table:table-cell>
          <table:table-cell office:value-type="float" office:value="2.6094" calcext:value-type="float">
            <text:p>2.609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2]" office:value-type="float" office:value="3.747" calcext:value-type="float">
            <text:p>3.74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4]/[.F12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169:37193]</text:p>
          </table:table-cell>
          <table:table-cell office:value-type="string" calcext:value-type="string">
            <text:p>convolution</text:p>
          </table:table-cell>
          <table:table-cell office:value-type="float" office:value="0.2693" calcext:value-type="float">
            <text:p>0.2693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693" calcext:value-type="float">
            <text:p>0.26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3]" office:value-type="float" office:value="2.9718" calcext:value-type="float">
            <text:p>2.971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5]/[.F12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194:37218]</text:p>
          </table:table-cell>
          <table:table-cell office:value-type="string" calcext:value-type="string">
            <text:p>convolution</text:p>
          </table:table-cell>
          <table:table-cell office:value-type="float" office:value="1.6743" calcext:value-type="float">
            <text:p>1.6743</text:p>
          </table:table-cell>
          <table:table-cell office:value-type="float" office:value="2.0759" calcext:value-type="float">
            <text:p>2.0759</text:p>
          </table:table-cell>
          <table:table-cell office:value-type="float" office:value="1.6743" calcext:value-type="float">
            <text:p>1.674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4]" office:value-type="float" office:value="4.342" calcext:value-type="float">
            <text:p>4.34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6]/[.F12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219:37243]</text:p>
          </table:table-cell>
          <table:table-cell office:value-type="string" calcext:value-type="string">
            <text:p>convolution</text:p>
          </table:table-cell>
          <table:table-cell office:value-type="float" office:value="2.1332" calcext:value-type="float">
            <text:p>2.1332</text:p>
          </table:table-cell>
          <table:table-cell office:value-type="float" office:value="2.7384" calcext:value-type="float">
            <text:p>2.7384</text:p>
          </table:table-cell>
          <table:table-cell office:value-type="float" office:value="2.1332" calcext:value-type="float">
            <text:p>2.133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5]" office:value-type="float" office:value="1.5559" calcext:value-type="float">
            <text:p>1.5559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7]/[.F12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244:37268]</text:p>
          </table:table-cell>
          <table:table-cell office:value-type="string" calcext:value-type="string">
            <text:p>convolution</text:p>
          </table:table-cell>
          <table:table-cell office:value-type="float" office:value="0.9862" calcext:value-type="float">
            <text:p>0.9862</text:p>
          </table:table-cell>
          <table:table-cell office:value-type="float" office:value="1.3179" calcext:value-type="float">
            <text:p>1.3179</text:p>
          </table:table-cell>
          <table:table-cell office:value-type="float" office:value="0.9862" calcext:value-type="float">
            <text:p>0.986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6]" office:value-type="float" office:value="3.5208" calcext:value-type="float">
            <text:p>3.520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8]/[.F12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269:37293]</text:p>
          </table:table-cell>
          <table:table-cell office:value-type="string" calcext:value-type="string">
            <text:p>convolution</text:p>
          </table:table-cell>
          <table:table-cell office:value-type="float" office:value="1.4618" calcext:value-type="float">
            <text:p>1.4618</text:p>
          </table:table-cell>
          <table:table-cell office:value-type="float" office:value="2.0136" calcext:value-type="float">
            <text:p>2.0136</text:p>
          </table:table-cell>
          <table:table-cell office:value-type="float" office:value="1.4618" calcext:value-type="float">
            <text:p>1.461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7]" office:value-type="float" office:value="3.9661" calcext:value-type="float">
            <text:p>3.966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29]/[.F12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294:37318]</text:p>
          </table:table-cell>
          <table:table-cell office:value-type="string" calcext:value-type="string">
            <text:p>convolution</text:p>
          </table:table-cell>
          <table:table-cell office:value-type="float" office:value="2.3541" calcext:value-type="float">
            <text:p>2.3541</text:p>
          </table:table-cell>
          <table:table-cell office:value-type="float" office:value="3.2568" calcext:value-type="float">
            <text:p>3.2568</text:p>
          </table:table-cell>
          <table:table-cell office:value-type="float" office:value="2.3541" calcext:value-type="float">
            <text:p>2.354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8]" office:value-type="float" office:value="7.3893" calcext:value-type="float">
            <text:p>7.389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0]/[.F13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319:37343]</text:p>
          </table:table-cell>
          <table:table-cell office:value-type="string" calcext:value-type="string">
            <text:p>convolution</text:p>
          </table:table-cell>
          <table:table-cell office:value-type="float" office:value="2.1618" calcext:value-type="float">
            <text:p>2.1618</text:p>
          </table:table-cell>
          <table:table-cell office:value-type="float" office:value="2.8488" calcext:value-type="float">
            <text:p>2.8488</text:p>
          </table:table-cell>
          <table:table-cell office:value-type="float" office:value="2.1618" calcext:value-type="float">
            <text:p>2.161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9]" office:value-type="float" office:value="3.8723" calcext:value-type="float">
            <text:p>3.872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1]/[.F13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344:37368]</text:p>
          </table:table-cell>
          <table:table-cell office:value-type="string" calcext:value-type="string">
            <text:p>convolution</text:p>
          </table:table-cell>
          <table:table-cell office:value-type="float" office:value="3.6831" calcext:value-type="float">
            <text:p>3.6831</text:p>
          </table:table-cell>
          <table:table-cell office:value-type="float" office:value="5.5195" calcext:value-type="float">
            <text:p>5.5195</text:p>
          </table:table-cell>
          <table:table-cell office:value-type="float" office:value="3.6831" calcext:value-type="float">
            <text:p>3.683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0]" office:value-type="float" office:value="4.1805" calcext:value-type="float">
            <text:p>4.180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2]/[.F13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369:37393]</text:p>
          </table:table-cell>
          <table:table-cell office:value-type="string" calcext:value-type="string">
            <text:p>convolution</text:p>
          </table:table-cell>
          <table:table-cell office:value-type="float" office:value="1.4062" calcext:value-type="float">
            <text:p>1.4062</text:p>
          </table:table-cell>
          <table:table-cell office:value-type="float" office:value="1.6006" calcext:value-type="float">
            <text:p>1.6006</text:p>
          </table:table-cell>
          <table:table-cell office:value-type="float" office:value="1.4062" calcext:value-type="float">
            <text:p>1.406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1]" office:value-type="float" office:value="2.2171" calcext:value-type="float">
            <text:p>2.217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3]/[.F13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394:37418]</text:p>
          </table:table-cell>
          <table:table-cell office:value-type="string" calcext:value-type="string">
            <text:p>convolution</text:p>
          </table:table-cell>
          <table:table-cell office:value-type="float" office:value="0.8813" calcext:value-type="float">
            <text:p>0.8813</text:p>
          </table:table-cell>
          <table:table-cell office:value-type="float" office:value="1.1223" calcext:value-type="float">
            <text:p>1.1223</text:p>
          </table:table-cell>
          <table:table-cell office:value-type="float" office:value="0.8813" calcext:value-type="float">
            <text:p>0.881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2]" office:value-type="float" office:value="2.6594" calcext:value-type="float">
            <text:p>2.6594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4]/[.F13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419:37443]</text:p>
          </table:table-cell>
          <table:table-cell office:value-type="string" calcext:value-type="string">
            <text:p>convolution</text:p>
          </table:table-cell>
          <table:table-cell office:value-type="float" office:value="1.7093" calcext:value-type="float">
            <text:p>1.7093</text:p>
          </table:table-cell>
          <table:table-cell office:value-type="float" office:value="2.0159" calcext:value-type="float">
            <text:p>2.0159</text:p>
          </table:table-cell>
          <table:table-cell office:value-type="float" office:value="1.7093" calcext:value-type="float">
            <text:p>1.70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3]" office:value-type="float" office:value="2.2404" calcext:value-type="float">
            <text:p>2.2404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5]/[.F13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444:37468]</text:p>
          </table:table-cell>
          <table:table-cell office:value-type="string" calcext:value-type="string">
            <text:p>convolution</text:p>
          </table:table-cell>
          <table:table-cell office:value-type="float" office:value="2.5832" calcext:value-type="float">
            <text:p>2.5832</text:p>
          </table:table-cell>
          <table:table-cell office:value-type="float" office:value="3.9993" calcext:value-type="float">
            <text:p>3.9993</text:p>
          </table:table-cell>
          <table:table-cell office:value-type="float" office:value="2.5832" calcext:value-type="float">
            <text:p>2.583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4]" office:value-type="float" office:value="5.8245" calcext:value-type="float">
            <text:p>5.824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6]/[.F13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469:37493]</text:p>
          </table:table-cell>
          <table:table-cell office:value-type="string" calcext:value-type="string">
            <text:p>convolution</text:p>
          </table:table-cell>
          <table:table-cell office:value-type="float" office:value="2.6988" calcext:value-type="float">
            <text:p>2.6988</text:p>
          </table:table-cell>
          <table:table-cell office:value-type="float" office:value="3.9667" calcext:value-type="float">
            <text:p>3.9667</text:p>
          </table:table-cell>
          <table:table-cell office:value-type="float" office:value="2.6988" calcext:value-type="float">
            <text:p>2.698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5]" office:value-type="float" office:value="6.2957" calcext:value-type="float">
            <text:p>6.295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7]/[.F13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494:37518]</text:p>
          </table:table-cell>
          <table:table-cell office:value-type="string" calcext:value-type="string">
            <text:p>convolution</text:p>
          </table:table-cell>
          <table:table-cell office:value-type="float" office:value="2.4478" calcext:value-type="float">
            <text:p>2.4478</text:p>
          </table:table-cell>
          <table:table-cell office:value-type="float" office:value="3.4493" calcext:value-type="float">
            <text:p>3.4493</text:p>
          </table:table-cell>
          <table:table-cell office:value-type="float" office:value="2.4478" calcext:value-type="float">
            <text:p>2.447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6]" office:value-type="float" office:value="4.3347" calcext:value-type="float">
            <text:p>4.334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8]/[.F13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519:37543]</text:p>
          </table:table-cell>
          <table:table-cell office:value-type="string" calcext:value-type="string">
            <text:p>convolution</text:p>
          </table:table-cell>
          <table:table-cell office:value-type="float" office:value="2.0042" calcext:value-type="float">
            <text:p>2.0042</text:p>
          </table:table-cell>
          <table:table-cell office:value-type="float" office:value="2.8312" calcext:value-type="float">
            <text:p>2.8312</text:p>
          </table:table-cell>
          <table:table-cell office:value-type="float" office:value="2.0042" calcext:value-type="float">
            <text:p>2.004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7]" office:value-type="float" office:value="2.175" calcext:value-type="float">
            <text:p>2.17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39]/[.F13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544:37568]</text:p>
          </table:table-cell>
          <table:table-cell office:value-type="string" calcext:value-type="string">
            <text:p>convolution</text:p>
          </table:table-cell>
          <table:table-cell office:value-type="float" office:value="2.4194" calcext:value-type="float">
            <text:p>2.4194</text:p>
          </table:table-cell>
          <table:table-cell office:value-type="float" office:value="3.747" calcext:value-type="float">
            <text:p>3.747</text:p>
          </table:table-cell>
          <table:table-cell office:value-type="float" office:value="2.4194" calcext:value-type="float">
            <text:p>2.419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8]" office:value-type="float" office:value="2.9242" calcext:value-type="float">
            <text:p>2.924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0]/[.F14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569:37593]</text:p>
          </table:table-cell>
          <table:table-cell office:value-type="string" calcext:value-type="string">
            <text:p>convolution</text:p>
          </table:table-cell>
          <table:table-cell office:value-type="float" office:value="2.0224" calcext:value-type="float">
            <text:p>2.0224</text:p>
          </table:table-cell>
          <table:table-cell office:value-type="float" office:value="2.9718" calcext:value-type="float">
            <text:p>2.9718</text:p>
          </table:table-cell>
          <table:table-cell office:value-type="float" office:value="2.0224" calcext:value-type="float">
            <text:p>2.022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9]" office:value-type="float" office:value="3.5615" calcext:value-type="float">
            <text:p>3.561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1]/[.F14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594:37618]</text:p>
          </table:table-cell>
          <table:table-cell office:value-type="string" calcext:value-type="string">
            <text:p>convolution</text:p>
          </table:table-cell>
          <table:table-cell office:value-type="float" office:value="2.676" calcext:value-type="float">
            <text:p>2.676</text:p>
          </table:table-cell>
          <table:table-cell office:value-type="float" office:value="4.342" calcext:value-type="float">
            <text:p>4.342</text:p>
          </table:table-cell>
          <table:table-cell office:value-type="float" office:value="2.676" calcext:value-type="float">
            <text:p>2.67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0]" office:value-type="float" office:value="2.3786" calcext:value-type="float">
            <text:p>2.3786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2]/[.F14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619:37643]</text:p>
          </table:table-cell>
          <table:table-cell office:value-type="string" calcext:value-type="string">
            <text:p>convolution</text:p>
          </table:table-cell>
          <table:table-cell office:value-type="float" office:value="1.311" calcext:value-type="float">
            <text:p>1.311</text:p>
          </table:table-cell>
          <table:table-cell office:value-type="float" office:value="1.5559" calcext:value-type="float">
            <text:p>1.5559</text:p>
          </table:table-cell>
          <table:table-cell office:value-type="float" office:value="1.311" calcext:value-type="float">
            <text:p>1.31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1]" office:value-type="float" office:value="4.0633" calcext:value-type="float">
            <text:p>4.063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3]/[.F14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644:37668]</text:p>
          </table:table-cell>
          <table:table-cell office:value-type="string" calcext:value-type="string">
            <text:p>convolution</text:p>
          </table:table-cell>
          <table:table-cell office:value-type="float" office:value="2.4556" calcext:value-type="float">
            <text:p>2.4556</text:p>
          </table:table-cell>
          <table:table-cell office:value-type="float" office:value="3.5208" calcext:value-type="float">
            <text:p>3.5208</text:p>
          </table:table-cell>
          <table:table-cell office:value-type="float" office:value="2.4556" calcext:value-type="float">
            <text:p>2.455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2]" office:value-type="float" office:value="3.661" calcext:value-type="float">
            <text:p>3.66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4]/[.F14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669:37693]</text:p>
          </table:table-cell>
          <table:table-cell office:value-type="string" calcext:value-type="string">
            <text:p>convolution</text:p>
          </table:table-cell>
          <table:table-cell office:value-type="float" office:value="2.9903" calcext:value-type="float">
            <text:p>2.9903</text:p>
          </table:table-cell>
          <table:table-cell office:value-type="float" office:value="3.9661" calcext:value-type="float">
            <text:p>3.9661</text:p>
          </table:table-cell>
          <table:table-cell office:value-type="float" office:value="2.9903" calcext:value-type="float">
            <text:p>2.990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3]" office:value-type="float" office:value="3.9365" calcext:value-type="float">
            <text:p>3.936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5]/[.F14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694:37718]</text:p>
          </table:table-cell>
          <table:table-cell office:value-type="string" calcext:value-type="string">
            <text:p>convolution</text:p>
          </table:table-cell>
          <table:table-cell office:value-type="float" office:value="4.5246" calcext:value-type="float">
            <text:p>4.5246</text:p>
          </table:table-cell>
          <table:table-cell office:value-type="float" office:value="7.3893" calcext:value-type="float">
            <text:p>7.3893</text:p>
          </table:table-cell>
          <table:table-cell office:value-type="float" office:value="4.5246" calcext:value-type="float">
            <text:p>4.524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4]" office:value-type="float" office:value="3.8534" calcext:value-type="float">
            <text:p>3.8534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6]/[.F14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719:37743]</text:p>
          </table:table-cell>
          <table:table-cell office:value-type="string" calcext:value-type="string">
            <text:p>convolution</text:p>
          </table:table-cell>
          <table:table-cell office:value-type="float" office:value="2.8909" calcext:value-type="float">
            <text:p>2.8909</text:p>
          </table:table-cell>
          <table:table-cell office:value-type="float" office:value="3.8723" calcext:value-type="float">
            <text:p>3.8723</text:p>
          </table:table-cell>
          <table:table-cell office:value-type="float" office:value="2.8909" calcext:value-type="float">
            <text:p>2.8909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5]" office:value-type="float" office:value="2.1095" calcext:value-type="float">
            <text:p>2.109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7]/[.F14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744:37768]</text:p>
          </table:table-cell>
          <table:table-cell office:value-type="string" calcext:value-type="string">
            <text:p>convolution</text:p>
          </table:table-cell>
          <table:table-cell office:value-type="float" office:value="3.0648" calcext:value-type="float">
            <text:p>3.0648</text:p>
          </table:table-cell>
          <table:table-cell office:value-type="float" office:value="4.1805" calcext:value-type="float">
            <text:p>4.1805</text:p>
          </table:table-cell>
          <table:table-cell office:value-type="float" office:value="3.0648" calcext:value-type="float">
            <text:p>3.064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6]" office:value-type="float" office:value="3.7689" calcext:value-type="float">
            <text:p>3.7689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8]/[.F14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769:37793]</text:p>
          </table:table-cell>
          <table:table-cell office:value-type="string" calcext:value-type="string">
            <text:p>convolution</text:p>
          </table:table-cell>
          <table:table-cell office:value-type="float" office:value="1.7512" calcext:value-type="float">
            <text:p>1.7512</text:p>
          </table:table-cell>
          <table:table-cell office:value-type="float" office:value="2.2171" calcext:value-type="float">
            <text:p>2.2171</text:p>
          </table:table-cell>
          <table:table-cell office:value-type="float" office:value="1.7512" calcext:value-type="float">
            <text:p>1.751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7]" office:value-type="float" office:value="3.7525" calcext:value-type="float">
            <text:p>3.7525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49]/[.F14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794:37818]</text:p>
          </table:table-cell>
          <table:table-cell office:value-type="string" calcext:value-type="string">
            <text:p>convolution</text:p>
          </table:table-cell>
          <table:table-cell office:value-type="float" office:value="2.1974" calcext:value-type="float">
            <text:p>2.1974</text:p>
          </table:table-cell>
          <table:table-cell office:value-type="float" office:value="2.6594" calcext:value-type="float">
            <text:p>2.6594</text:p>
          </table:table-cell>
          <table:table-cell office:value-type="float" office:value="2.1974" calcext:value-type="float">
            <text:p>2.197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8]" office:value-type="float" office:value="1.0904" calcext:value-type="float">
            <text:p>1.0904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0]/[.F15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819:37843]</text:p>
          </table:table-cell>
          <table:table-cell office:value-type="string" calcext:value-type="string">
            <text:p>convolution</text:p>
          </table:table-cell>
          <table:table-cell office:value-type="float" office:value="1.7123" calcext:value-type="float">
            <text:p>1.7123</text:p>
          </table:table-cell>
          <table:table-cell office:value-type="float" office:value="2.2404" calcext:value-type="float">
            <text:p>2.2404</text:p>
          </table:table-cell>
          <table:table-cell office:value-type="float" office:value="1.7123" calcext:value-type="float">
            <text:p>1.712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9]" office:value-type="float" office:value="2.58" calcext:value-type="float">
            <text:p>2.5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1]/[.F15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844:37868]</text:p>
          </table:table-cell>
          <table:table-cell office:value-type="string" calcext:value-type="string">
            <text:p>convolution</text:p>
          </table:table-cell>
          <table:table-cell office:value-type="float" office:value="3.8827" calcext:value-type="float">
            <text:p>3.8827</text:p>
          </table:table-cell>
          <table:table-cell office:value-type="float" office:value="5.8245" calcext:value-type="float">
            <text:p>5.8245</text:p>
          </table:table-cell>
          <table:table-cell office:value-type="float" office:value="3.8827" calcext:value-type="float">
            <text:p>3.882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0]" office:value-type="float" office:value="2.5509" calcext:value-type="float">
            <text:p>2.5509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2]/[.F15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869:37893]</text:p>
          </table:table-cell>
          <table:table-cell office:value-type="string" calcext:value-type="string">
            <text:p>convolution</text:p>
          </table:table-cell>
          <table:table-cell office:value-type="float" office:value="3.786" calcext:value-type="float">
            <text:p>3.786</text:p>
          </table:table-cell>
          <table:table-cell office:value-type="float" office:value="6.2957" calcext:value-type="float">
            <text:p>6.2957</text:p>
          </table:table-cell>
          <table:table-cell office:value-type="float" office:value="3.786" calcext:value-type="float">
            <text:p>3.78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1]" office:value-type="float" office:value="2.3403" calcext:value-type="float">
            <text:p>2.340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3]/[.F15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894:37918]</text:p>
          </table:table-cell>
          <table:table-cell office:value-type="string" calcext:value-type="string">
            <text:p>convolution</text:p>
          </table:table-cell>
          <table:table-cell office:value-type="float" office:value="2.7701" calcext:value-type="float">
            <text:p>2.7701</text:p>
          </table:table-cell>
          <table:table-cell office:value-type="float" office:value="4.3347" calcext:value-type="float">
            <text:p>4.3347</text:p>
          </table:table-cell>
          <table:table-cell office:value-type="float" office:value="2.7701" calcext:value-type="float">
            <text:p>2.770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2]" office:value-type="float" office:value="4.3887" calcext:value-type="float">
            <text:p>4.3887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4]/[.F154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919:37943]</text:p>
          </table:table-cell>
          <table:table-cell office:value-type="string" calcext:value-type="string">
            <text:p>convolution</text:p>
          </table:table-cell>
          <table:table-cell office:value-type="float" office:value="1.6541" calcext:value-type="float">
            <text:p>1.6541</text:p>
          </table:table-cell>
          <table:table-cell office:value-type="float" office:value="2.175" calcext:value-type="float">
            <text:p>2.175</text:p>
          </table:table-cell>
          <table:table-cell office:value-type="float" office:value="1.6541" calcext:value-type="float">
            <text:p>1.654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3]" office:value-type="float" office:value="0.9361" calcext:value-type="float">
            <text:p>0.936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5]/[.F155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944:37968]</text:p>
          </table:table-cell>
          <table:table-cell office:value-type="string" calcext:value-type="string">
            <text:p>convolution</text:p>
          </table:table-cell>
          <table:table-cell office:value-type="float" office:value="2.2735" calcext:value-type="float">
            <text:p>2.2735</text:p>
          </table:table-cell>
          <table:table-cell office:value-type="float" office:value="2.9242" calcext:value-type="float">
            <text:p>2.9242</text:p>
          </table:table-cell>
          <table:table-cell office:value-type="float" office:value="2.2735" calcext:value-type="float">
            <text:p>2.273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4]" office:value-type="float" office:value="2.6094" calcext:value-type="float">
            <text:p>2.6094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6]/[.F156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969:37993]</text:p>
          </table:table-cell>
          <table:table-cell office:value-type="string" calcext:value-type="string">
            <text:p>convolution</text:p>
          </table:table-cell>
          <table:table-cell office:value-type="float" office:value="2.7272" calcext:value-type="float">
            <text:p>2.7272</text:p>
          </table:table-cell>
          <table:table-cell office:value-type="float" office:value="3.5615" calcext:value-type="float">
            <text:p>3.5615</text:p>
          </table:table-cell>
          <table:table-cell office:value-type="float" office:value="2.7272" calcext:value-type="float">
            <text:p>2.727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5]" office:value-type="float" office:value="0.2693" calcext:value-type="float">
            <text:p>0.269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7]/[.F157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994:38018]</text:p>
          </table:table-cell>
          <table:table-cell office:value-type="string" calcext:value-type="string">
            <text:p>convolution</text:p>
          </table:table-cell>
          <table:table-cell office:value-type="float" office:value="1.8107" calcext:value-type="float">
            <text:p>1.8107</text:p>
          </table:table-cell>
          <table:table-cell office:value-type="float" office:value="2.3786" calcext:value-type="float">
            <text:p>2.3786</text:p>
          </table:table-cell>
          <table:table-cell office:value-type="float" office:value="1.8107" calcext:value-type="float">
            <text:p>1.810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6]" office:value-type="float" office:value="1.6743" calcext:value-type="float">
            <text:p>1.6743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8]/[.F158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019:38043]</text:p>
          </table:table-cell>
          <table:table-cell office:value-type="string" calcext:value-type="string">
            <text:p>convolution</text:p>
          </table:table-cell>
          <table:table-cell office:value-type="float" office:value="3.0272" calcext:value-type="float">
            <text:p>3.0272</text:p>
          </table:table-cell>
          <table:table-cell office:value-type="float" office:value="4.0633" calcext:value-type="float">
            <text:p>4.0633</text:p>
          </table:table-cell>
          <table:table-cell office:value-type="float" office:value="3.0272" calcext:value-type="float">
            <text:p>3.027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7]" office:value-type="float" office:value="2.1332" calcext:value-type="float">
            <text:p>2.133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59]/[.F159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044:38068]</text:p>
          </table:table-cell>
          <table:table-cell office:value-type="string" calcext:value-type="string">
            <text:p>convolution</text:p>
          </table:table-cell>
          <table:table-cell office:value-type="float" office:value="2.4393" calcext:value-type="float">
            <text:p>2.4393</text:p>
          </table:table-cell>
          <table:table-cell office:value-type="float" office:value="3.661" calcext:value-type="float">
            <text:p>3.661</text:p>
          </table:table-cell>
          <table:table-cell office:value-type="float" office:value="2.4393" calcext:value-type="float">
            <text:p>2.43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8]" office:value-type="float" office:value="0.9862" calcext:value-type="float">
            <text:p>0.9862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60]/[.F160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069:38093]</text:p>
          </table:table-cell>
          <table:table-cell office:value-type="string" calcext:value-type="string">
            <text:p>convolution</text:p>
          </table:table-cell>
          <table:table-cell office:value-type="float" office:value="3.1042" calcext:value-type="float">
            <text:p>3.1042</text:p>
          </table:table-cell>
          <table:table-cell office:value-type="float" office:value="3.9365" calcext:value-type="float">
            <text:p>3.9365</text:p>
          </table:table-cell>
          <table:table-cell office:value-type="float" office:value="3.1042" calcext:value-type="float">
            <text:p>3.104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9]" office:value-type="float" office:value="1.4618" calcext:value-type="float">
            <text:p>1.461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61]/[.F161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094:38118]</text:p>
          </table:table-cell>
          <table:table-cell office:value-type="string" calcext:value-type="string">
            <text:p>convolution</text:p>
          </table:table-cell>
          <table:table-cell office:value-type="float" office:value="2.8208" calcext:value-type="float">
            <text:p>2.8208</text:p>
          </table:table-cell>
          <table:table-cell office:value-type="float" office:value="3.8534" calcext:value-type="float">
            <text:p>3.8534</text:p>
          </table:table-cell>
          <table:table-cell office:value-type="float" office:value="2.8208" calcext:value-type="float">
            <text:p>2.820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30]" office:value-type="float" office:value="2.3541" calcext:value-type="float">
            <text:p>2.3541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62]/[.F162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119:38143]</text:p>
          </table:table-cell>
          <table:table-cell office:value-type="string" calcext:value-type="string">
            <text:p>convolution</text:p>
          </table:table-cell>
          <table:table-cell office:value-type="float" office:value="1.664" calcext:value-type="float">
            <text:p>1.664</text:p>
          </table:table-cell>
          <table:table-cell office:value-type="float" office:value="2.1095" calcext:value-type="float">
            <text:p>2.1095</text:p>
          </table:table-cell>
          <table:table-cell office:value-type="float" office:value="1.664" calcext:value-type="float">
            <text:p>1.66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31]" office:value-type="float" office:value="2.1618" calcext:value-type="float">
            <text:p>2.1618</text:p>
          </table:table-cell>
          <table:table-cell table:formula="of:=[.K$116]" office:value-type="float" office:value="100" calcext:value-type="float">
            <text:p>100</text:p>
          </table:table-cell>
          <table:table-cell table:formula="of:=[.K163]/[.F163]" office:value-type="float" office:value="4" calcext:value-type="float">
            <text:p>4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144:38263]</text:p>
          </table:table-cell>
          <table:table-cell office:value-type="string" calcext:value-type="string">
            <text:p>full</text:p>
          </table:table-cell>
          <table:table-cell office:value-type="float" office:value="119.988" calcext:value-type="float">
            <text:p>119.988</text:p>
          </table:table-cell>
          <table:table-cell office:value-type="float" office:value="13733.7" calcext:value-type="float">
            <text:p>13733.7</text:p>
          </table:table-cell>
          <table:table-cell office:value-type="float" office:value="27.2724" calcext:value-type="float">
            <text:p>27.2724</text:p>
          </table:table-cell>
          <table:table-cell office:value-type="float" office:value="120" calcext:value-type="float">
            <text:p>120</text:p>
          </table:table-cell>
          <table:table-cell table:formula="of:=[$layers.C7]" office:value-type="float" office:value="1" calcext:value-type="float">
            <text:p>1</text:p>
          </table:table-cell>
          <table:table-cell table:formula="of:=[.F163]*[layers.B7]" office:value-type="float" office:value="1200" calcext:value-type="float">
            <text:p>1200</text:p>
          </table:table-cell>
          <table:table-cell table:formula="of:=[.K164]/[.H164]" office:value-type="float" office:value="120" calcext:value-type="float">
            <text:p>120</text:p>
          </table:table-cell>
          <table:table-cell table:formula="of:=SUM([.E$116:.E163])" office:value-type="float" office:value="114.4475" calcext:value-type="float">
            <text:p>114.4475</text:p>
          </table:table-cell>
          <table:table-cell table:formula="of:=[layers.B7]*[.F163]*[.N163]/[.G163]" office:value-type="float" office:value="144000" calcext:value-type="float">
            <text:p>144000</text:p>
          </table:table-cell>
          <table:table-cell table:formula="of:=[.K164]/[.F164]" office:value-type="float" office:value="1200" calcext:value-type="float">
            <text:p>120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264:38347]</text:p>
          </table:table-cell>
          <table:table-cell office:value-type="string" calcext:value-type="string">
            <text:p>full</text:p>
          </table:table-cell>
          <table:table-cell office:value-type="float" office:value="83.9832" calcext:value-type="float">
            <text:p>83.9832</text:p>
          </table:table-cell>
          <table:table-cell office:value-type="float" office:value="2290.8816" calcext:value-type="float">
            <text:p>2290.8816</text:p>
          </table:table-cell>
          <table:table-cell office:value-type="float" office:value="21.708" calcext:value-type="float">
            <text:p>21.708</text:p>
          </table:table-cell>
          <table:table-cell office:value-type="float" office:value="84" calcext:value-type="float">
            <text:p>84</text:p>
          </table:table-cell>
          <table:table-cell table:formula="of:=[$layers.C8]" office:value-type="float" office:value="1" calcext:value-type="float">
            <text:p>1</text:p>
          </table:table-cell>
          <table:table-cell table:formula="of:=[.F164]*[layers.B8]" office:value-type="float" office:value="120" calcext:value-type="float">
            <text:p>120</text:p>
          </table:table-cell>
          <table:table-cell table:formula="of:=[.K165]/[.H165]" office:value-type="float" office:value="84" calcext:value-type="float">
            <text:p>84</text:p>
          </table:table-cell>
          <table:table-cell table:formula="of:=[.E164]" office:value-type="float" office:value="27.2724" calcext:value-type="float">
            <text:p>27.2724</text:p>
          </table:table-cell>
          <table:table-cell table:formula="of:=[layers.B8]*[.F164]*[.N164]/[.G164]" office:value-type="float" office:value="10080" calcext:value-type="float">
            <text:p>10080</text:p>
          </table:table-cell>
          <table:table-cell table:formula="of:=[.K165]/[.F165]"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348:38447]</text:p>
          </table:table-cell>
          <table:table-cell office:value-type="string" calcext:value-type="string">
            <text:p>full</text:p>
          </table:table-cell>
          <table:table-cell office:value-type="float" office:value="99.97" calcext:value-type="float">
            <text:p>99.97</text:p>
          </table:table-cell>
          <table:table-cell office:value-type="float" office:value="2170.8" calcext:value-type="float">
            <text:p>2170.8</text:p>
          </table:table-cell>
          <table:table-cell office:value-type="float" office:value="7.3774" calcext:value-type="float">
            <text:p>7.3774</text:p>
          </table:table-cell>
          <table:table-cell office:value-type="float" office:value="100" calcext:value-type="float">
            <text:p>100</text:p>
          </table:table-cell>
          <table:table-cell table:formula="of:=[$layers.C9]" office:value-type="float" office:value="1" calcext:value-type="float">
            <text:p>1</text:p>
          </table:table-cell>
          <table:table-cell table:formula="of:=[.F165]*[layers.B9]" office:value-type="float" office:value="84" calcext:value-type="float">
            <text:p>84</text:p>
          </table:table-cell>
          <table:table-cell table:formula="of:=[.K166]/[.H166]" office:value-type="float" office:value="100" calcext:value-type="float">
            <text:p>100</text:p>
          </table:table-cell>
          <table:table-cell table:formula="of:=[.E165]" office:value-type="float" office:value="21.708" calcext:value-type="float">
            <text:p>21.708</text:p>
          </table:table-cell>
          <table:table-cell table:formula="of:=[layers.B9]*[.F165]*[.N165]/[.G165]" office:value-type="float" office:value="8400" calcext:value-type="float">
            <text:p>8400</text:p>
          </table:table-cell>
          <table:table-cell table:formula="of:=[.K166]/[.F166]"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0"/>
        </table:table-row>
      </table:table>
      <table:table table:name="layers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input blocks (previous layer) for each block in layer</text:p>
          </table:table-cell>
          <table:table-cell office:value-type="string" calcext:value-type="string">
            <text:p>output-line-fanout</text:p>
          </table:table-cell>
        </table:table-row>
        <table:table-row table:style-name="ro1">
          <table:table-cell table:style-name="ce2" office:value-type="string" calcext:value-type="string">
            <text:p>input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5:35:43.0926131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0T15:49:39.580762013</dc:date>
    <dc:creator>Elkin Cruz</dc:creator>
    <meta:editing-duration>PT1H25M29S</meta:editing-duration>
    <meta:editing-cycles>11</meta:editing-cycles>
    <meta:generator>LibreOffice/7.2.5.2.0$Linux_X86_64 LibreOffice_project/20$Build-2</meta:generator>
    <meta:document-statistic meta:table-count="2" meta:cell-count="2170" meta:object-count="0"/>
  </office:meta>
</office:document-meta>
</file>